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6465" officeooo:paragraph-rsid="00196465"/>
    </style:style>
    <style:style style:name="P2" style:family="paragraph" style:parent-style-name="Text_20_body">
      <style:text-properties officeooo:rsid="00196465" officeooo:paragraph-rsid="00196465"/>
    </style:style>
    <style:style style:name="P3" style:family="paragraph" style:parent-style-name="Text_20_body">
      <style:text-properties officeooo:rsid="001b50d1" officeooo:paragraph-rsid="001b50d1"/>
    </style:style>
    <style:style style:name="P4" style:family="paragraph" style:parent-style-name="Text_20_body" style:list-style-name="L1">
      <style:text-properties officeooo:rsid="001b50d1" officeooo:paragraph-rsid="001b50d1"/>
    </style:style>
    <style:style style:name="P5" style:family="paragraph" style:parent-style-name="Text_20_body">
      <style:text-properties fo:font-weight="bold" officeooo:rsid="001b50d1" officeooo:paragraph-rsid="001b50d1"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ppendix">Genocidio curdo</text:p>
      <text:h text:style-name="Heading_20_1" text:outline-level="1">Premessa</text:h>
      <text:p text:style-name="P2">Il <text:span text:style-name="T1">Kurdistan </text:span><text:span text:style-name="T2">è un altopiano situato tra quattro nazioni, le quali Turchia, Iran, Iraq e Siria. Non è uno stato indipendente, e gli abitanti, i curdi, formano una nazione priva di Stato. Questa popolazione è stata soggetta a tentativi di assimilazione forzata, discriminazioni e persecuzioni soprattutto nell’ultimo secolo. L’aspetto linguistico sarà determinante per la loro identità.</text:span></text:p>
      <text:h text:style-name="Heading_20_1" text:outline-level="1">Situazione dopo L’impero Ottomano</text:h>
      <text:p text:style-name="P2">Uno spiraglio per la nascita di uno stato Nazionale indipendente, lo diede il Trattato di Sevres, firmato nel 1920 dalle potenze degli alleati. Prevedeva la spartizione dei territori dell’impero Ottomano, ma benché l’esercito turco di Mustafa Kemal Ataturk vinse la Guerra d’indipendenza, obbligò le ex potenze alleate a firmare un nuovo Trattato, quello di Losanna(1923), che eliminò le concessioni alle minoranze curde e armene portando alla cancellazione della parola “<text:span text:style-name="T3">Kurdistan</text:span><text:span text:style-name="T4">”.</text:span></text:p>
      <text:p text:style-name="P3"><text:span text:style-name="T4">Di conseguenza il territorio dei Curdi, si ritrovò diviso tra quattro nazioni:</text:span></text:p>
      <text:list xml:id="list883277182" text:style-name="L1">
        <text:list-item>
          <text:p text:style-name="P4"><text:span text:style-name="T4">La Repubblica turca di Ataturk.</text:span></text:p>
        </text:list-item>
        <text:list-item>
          <text:p text:style-name="P4"><text:span text:style-name="T4">La monarchia araba, filo-inglese, d’Iraq.</text:span></text:p>
        </text:list-item>
        <text:list-item>
          <text:p text:style-name="P4"><text:span text:style-name="T4">Repubblica Mahabad, filorussa, che però durerà poco.(11 mesi)</text:span></text:p>
        </text:list-item>
        <text:list-item>
          <text:p text:style-name="P4"><text:span text:style-name="T4">Siria</text:span></text:p>
        </text:list-item>
      </text:list>
      <text:h text:style-name="Heading_20_1" text:outline-level="1">Situazione Irachena</text:h>
      <text:p text:style-name="P5"/>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5T17:06:04.820000000</meta:creation-date>
    <dc:date>2023-03-17T17:51:43.065000000</dc:date>
    <meta:editing-duration>P2DT14M27S</meta:editing-duration>
    <meta:editing-cycles>1</meta:editing-cycles>
    <meta:document-statistic meta:table-count="0" meta:image-count="0" meta:object-count="0" meta:page-count="1" meta:paragraph-count="11" meta:word-count="170" meta:character-count="1162" meta:non-whitespace-character-count="1007"/>
    <meta:generator>LibreOffice/7.0.3.1$Windows_X86_64 LibreOffice_project/d7547858d014d4cf69878db179d326fc3483e082</meta:generator>
  </office:meta>
</office:document-meta>
</file>